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5.72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59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843cm"/>
    </style:style>
    <style:style style:name="gr4" style:family="graphic" style:parent-style-name="standard">
      <style:graphic-properties draw:textarea-horizontal-align="justify" draw:textarea-vertical-align="middle" draw:auto-grow-height="false" fo:min-height="0.1cm" fo:min-width="0.81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488cm" fo:min-width="9.68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4.87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3.03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6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5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472cm" fo:min-width="0.4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517cm" fo:min-width="0.2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006cm" fo:min-width="4.356cm"/>
    </style:style>
    <style:style style:name="gr17" style:family="graphic" style:parent-style-name="standard">
      <style:graphic-properties draw:textarea-horizontal-align="justify" draw:textarea-vertical-align="middle" draw:auto-grow-height="false" fo:min-height="0.05cm" fo:min-width="13.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4.372cm" fo:min-width="5.9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ce181e"/>
    </style:style>
    <style:style style:name="T1" style:family="text">
      <style:text-properties fo:font-size="18pt"/>
    </style:style>
    <style:style style:name="T2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cm" svg:height="6.7cm" svg:x="4.8cm" svg:y="1.6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2cm" svg:height="4.4cm" svg:x="5.6cm" svg:y="3.3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6.201cm" svg:y="5cm">
          <text:p text:style-name="P1">s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8.301cm" svg:y="5.001cm">
          <text:p text:style-name="P1">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899cm" svg:height="1.7cm" svg:x="10.4cm" svg:y="5.002cm">
          <text:p text:style-name="P1">tu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cm" svg:height="0.7cm" svg:x="6cm" svg:y="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5" draw:text-style-name="P2" draw:layer="layout" svg:width="14.399cm" svg:height="6.7cm" svg:x="1.601cm" svg:y="1.601cm">
          <text:p text:style-name="P1">Iterab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7.599cm" svg:height="4.4cm" svg:x="2.201cm" svg:y="2.901cm">
          <text:p text:style-name="P1">Sequence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2.801cm" svg:y="4.8cm">
          <text:p text:style-name="P1"><text:span text:style-name="T1">st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4.902cm" svg:y="4.802cm">
          <text:p text:style-name="P1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99cm" svg:height="1.7cm" svg:x="7.001cm" svg:y="4.803cm">
          <text:p text:style-name="P1"><text:span text:style-name="T1">tup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cm" svg:height="4.4cm" svg:x="10.2cm" svg:y="2.902cm">
          <text:p text:style-name="P1">Mappings</text:p>
          <text:p text:style-name="P1"/>
          <text:p text:style-name="P1"/>
          <text:p text:style-name="P1"/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66cm" svg:height="1.7cm" svg:x="11.918cm" svg:y="4.802cm">
          <text:p text:style-name="P1"><text:span text:style-name="T1">d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575cm" svg:height="0.806cm" svg:x="4cm" svg:y="3.938cm">
          <draw:text-box>
            <text:p><text:span text:style-name="T2">[0</text:span><text:span text:style-name="T2">], </text:span><text:span text:style-name="T2">[1</text:span><text:span text:style-name="T2">], </text:span><text:span text:style-name="T2">[2</text:span><text:span text:style-name="T2">], </text:span><text:span text:style-name="T2">...</text:span></text:p>
          </draw:text-box>
        </draw:frame>
        <draw:frame draw:style-name="gr10" draw:text-style-name="P4" draw:layer="layout" svg:width="3.995cm" svg:height="0.806cm" svg:x="10.8cm" svg:y="3.938cm">
          <draw:text-box>
            <text:p><text:span text:style-name="T2">[‘t</text:span><text:span text:style-name="T2">itl</text:span><text:span text:style-name="T2">e’</text:span><text:span text:style-name="T2">], </text:span><text:span text:style-name="T2">[5</text:span><text:span text:style-name="T2">,4</text:span><text:span text:style-name="T2">], </text:span><text:span text:style-name="T2">...</text:span></text:p>
          </draw:text-box>
        </draw:frame>
        <draw:custom-shape draw:style-name="gr4" draw:text-style-name="P1" draw:layer="layout" svg:width="1.5cm" svg:height="0.7cm" svg:x="10.6cm" svg:y="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ellipse draw:style-name="gr11" draw:text-style-name="P1" draw:layer="layout" svg:width="5.3cm" svg:height="7cm" draw:transform="rotate (-3.14159265358979) translate (11.6cm 8cm)" draw:kind="arc" draw:start-angle="180" draw:end-angle="0">
          <text:p/>
        </draw:ellipse>
        <draw:line draw:style-name="gr12" draw:text-style-name="P5" draw:layer="layout" svg:x1="6.3cm" svg:y1="9cm" svg:x2="6.3cm" svg:y2="4.5cm">
          <text:p/>
        </draw:line>
        <draw:line draw:style-name="gr12" draw:text-style-name="P5" draw:layer="layout" svg:x1="11.6cm" svg:y1="9cm" svg:x2="11.6cm" svg:y2="4.5cm">
          <text:p/>
        </draw:line>
        <draw:custom-shape draw:style-name="gr13" draw:text-style-name="P1" draw:layer="layout" svg:width="1cm" svg:height="0.8cm" svg:x="6.5cm" svg:y="6.8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1cm" svg:y="6.801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2cm" svg:y="6.802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3cm" svg:y="6.803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7.9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7.9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7.9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7.9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1cm" svg:y="4.60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2cm" svg:y="4.60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3cm" svg:y="4.603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4cm" svg:y="4.604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6.502cm" svg:y="5.70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7.603cm" svg:y="5.703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9.304cm" svg:y="5.704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8cm" svg:x="10.405cm" svg:y="5.7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0.853cm" svg:height="0.962cm" svg:x="4.747cm" svg:y="4.538cm">
          <draw:text-box>
            <text:p>1</text:p>
          </draw:text-box>
        </draw:frame>
        <draw:frame draw:style-name="gr14" draw:text-style-name="P6" draw:layer="layout" svg:width="0.853cm" svg:height="0.962cm" svg:x="4.748cm" svg:y="5.638cm">
          <draw:text-box>
            <text:p>2</text:p>
          </draw:text-box>
        </draw:frame>
        <draw:frame draw:style-name="gr14" draw:text-style-name="P6" draw:layer="layout" svg:width="0.853cm" svg:height="0.962cm" svg:x="4.749cm" svg:y="6.738cm">
          <draw:text-box>
            <text:p>3</text:p>
          </draw:text-box>
        </draw:frame>
        <draw:frame draw:style-name="gr14" draw:text-style-name="P6" draw:layer="layout" svg:width="0.853cm" svg:height="0.962cm" svg:x="4.75cm" svg:y="7.838cm">
          <draw:text-box>
            <text:p>4</text:p>
          </draw:text-box>
        </draw:frame>
      </draw:page>
      <draw:page draw:name="page4" draw:style-name="dp1" draw:master-page-name="Default">
        <draw:custom-shape draw:style-name="gr15" draw:text-style-name="P1" draw:layer="layout" svg:width="1.5cm" svg:height="2.3cm" svg:x="7.8cm" svg:y="5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" draw:layer="layout" svg:width="5.1cm" svg:height="2.5cm" draw:transform="rotate (-0.261799387799149) translate (2.347cm 1.316cm)">
          <text:p text:style-name="P1">False <text:s/>None <text:s/>‘’</text:p>
          <text:p text:style-name="P1">[ ] <text:s/>{ } <text:s/>set() <text:s/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2cm" svg:height="0.3cm" draw:transform="rotate (-0.261799387799149) translate (1.781cm 3.767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938cm" svg:height="5.122cm" draw:transform="skewX (-5.23972968317326E-017) rotate (-0.261799387799149) translate (10.499cm 0.805cm)">
          <text:p text:style-name="P1">Everything* e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4.659cm" svg:height="0.962cm" svg:x="1.8cm" svg:y="7.7cm">
          <draw:text-box>
            <text:p><text:span text:style-name="T3">“</text:span><text:span text:style-name="T3">F</text:span><text:span text:style-name="T3">a</text:span><text:span text:style-name="T3">l</text:span><text:span text:style-name="T3">s</text:span><text:span text:style-name="T3">e</text:span><text:span text:style-name="T3">”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s</text:span></text:p>
          </draw:text-box>
        </draw:frame>
        <draw:frame draw:style-name="gr14" draw:text-style-name="P7" draw:layer="layout" svg:width="4.389cm" svg:height="0.962cm" svg:x="10.601cm" svg:y="7.7cm">
          <draw:text-box>
            <text:p><text:span text:style-name="T3">“</text:span><text:span text:style-name="T3">T</text:span><text:span text:style-name="T3">r</text:span><text:span text:style-name="T3">u</text:span><text:span text:style-name="T3">e</text:span><text:span text:style-name="T3">”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5:49:46.237399927</meta:creation-date>
    <dc:date>2019-09-17T13:42:48.657401796</dc:date>
    <meta:editing-duration>PT1H22M43S</meta:editing-duration>
    <meta:editing-cycles>7</meta:editing-cycles>
    <meta:generator>LibreOffice/6.0.7.3$Linux_X86_64 LibreOffice_project/00m0$Build-3</meta:generator>
    <meta:document-statistic meta:object-count="45"/>
  </office:meta>
</office:document-meta>
</file>